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Heading_20_1" style:master-page-name="Standard">
      <style:paragraph-properties fo:text-align="center" style:justify-single-word="false" style:page-number="1"/>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fd6r0p5ee3dh"/><text:span text:style-name="T1">Git - Presentation - Summary</text:span></text:p>
      <text:p text:style-name="Standard"/>
      <text:p text:style-name="Standard">In this presentation, Git was brought up in a clever and captivating way by using colorful slides and memes between technical vocabulary. </text:p>
      <text:p text:style-name="Standard">Three main points were covered:</text:p>
      <text:p text:style-name="Standard"/>
      <text:list xml:id="list795029611" text:style-name="WWNum1">
        <text:list-item>
          <text:p text:style-name="P2"><text:span text:style-name="T2">What is Git?</text:span></text:p>
        </text:list-item>
        <text:list-item>
          <text:p text:style-name="P2"><text:span text:style-name="T2">Why should we use Git ? <text:s/>/ Git Features</text:span></text:p>
        </text:list-item>
        <text:list-item>
          <text:p text:style-name="P2"><text:span text:style-name="T2">How does it work ? </text:span></text:p>
        </text:list-item>
      </text:list>
      <text:p text:style-name="Standard"/>
      <text:p text:style-name="Standard">The first point was explained with nicety:</text:p>
      <text:p text:style-name="Standard"><text:span text:style-name="T3">“Git is a version-control system for tracking changes in source code during development. It is designed for coordinating work among programmers, but it can be used to track changes in any set of files. “</text:span></text:p>
      <text:p text:style-name="Standard"/>
      <text:p text:style-name="Standard">Some brief history points about Git were mentioned too:</text:p>
      <text:p text:style-name="Standard">Created by Linus Torvals, creator of Linux, in 2005:</text:p>
      <text:list xml:id="list3868045450" text:style-name="WWNum2">
        <text:list-item>
          <text:p text:style-name="P3">Git came out of Linux development community</text:p>
        </text:list-item>
        <text:list-item>
          <text:p text:style-name="P3">It was designed to do version control on Linux kernel</text:p>
        </text:list-item>
      </text:list>
      <text:p text:style-name="Standard"/>
      <text:p text:style-name="Standard">According to Linus, <text:span text:style-name="T3">“A “git” is a cranky old man”</text:span>. </text:p>
      <text:p text:style-name="Standard"/>
      <text:p text:style-name="Standard">In the second point<text:span text:style-name="T2">, </text:span>many “Git” features and advantages were enumerated: Scalability, Open Source, etc…. </text:p>
      <text:p text:style-name="Standard">The last point was the most difficult to unravel and it was explained by using an example on how Git works in a computer terminal by showing its basic commands.</text:p>
      <text:p text:style-name="Standard">As a final conclusion it was said that: “<text:span text:style-name="T3">Git provides a way of keeping track of past versions of software and papers, making collaboration between various authors easy, and provides backup for your software. It has proven very useful to the open-source community and in academia as well.”</text:span></text:p>
      <text:p text:style-name="P1"/>
      <text:p text:style-name="Standard">Finally, Patricio reported the vocabulary found and some links with the source and the inside story.</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250" meta:character-count="1424" meta:non-whitespace-character-count="1191"/>
    <meta:generator>LibreOfficeDev/6.0.5.2$Linux_X86_64 LibreOffice_project/</meta:generator>
  </office:meta>
</office:document-meta>
</file>